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300000016BCCA74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eeeeee" loext:opacity="100%" style:font-name="Nunito Sans" fo:font-size="14pt" fo:font-weight="bold" officeooo:rsid="00016466" officeooo:paragraph-rsid="00016466"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eeeeee" loext:opacity="100%" style:font-name="Nunito Sans" fo:font-size="14pt" fo:font-style="italic" fo:font-weight="normal" officeooo:rsid="00016466" officeooo:paragraph-rsid="00016466" style:font-size-asian="14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color="#eeeeee" loext:opacity="100%" style:font-name="Nunito Sans" fo:font-style="normal" fo:font-weight="normal" officeooo:rsid="001a4eef" officeooo:paragraph-rsid="00016466" style:font-style-asian="normal" style:font-weight-asian="normal" style:font-style-complex="normal" style:font-weight-complex="normal"/>
    </style:style>
    <style:style style:name="P4" style:family="paragraph" style:parent-style-name="Standard" style:list-style-name="L1">
      <style:paragraph-properties fo:text-align="start" style:justify-single-word="false"/>
      <style:text-properties fo:color="#eeeeee" loext:opacity="100%" style:font-name="Nunito Sans" fo:font-weight="normal" officeooo:rsid="001c158b" officeooo:paragraph-rsid="001c158b"/>
    </style:style>
    <style:style style:name="P5" style:family="paragraph" style:parent-style-name="Standard" style:list-style-name="L1">
      <style:paragraph-properties fo:text-align="start" style:justify-single-word="false"/>
      <style:text-properties fo:color="#eeeeee" loext:opacity="100%" style:font-name="Nunito Sans" fo:font-style="normal" fo:font-weight="normal" officeooo:rsid="001c158b" officeooo:paragraph-rsid="001c158b" style:font-style-asian="normal" style:font-weight-asian="normal" style:font-style-complex="normal" style:font-weight-complex="normal"/>
    </style:style>
    <style:style style:name="P6" style:family="paragraph" style:parent-style-name="Standard" style:list-style-name="L1">
      <style:paragraph-properties fo:text-align="start" style:justify-single-word="false"/>
      <style:text-properties fo:color="#eeeeee" loext:opacity="100%" style:font-name="Nunito Sans" fo:font-weight="normal" officeooo:rsid="001d1450" officeooo:paragraph-rsid="001d1450"/>
    </style:style>
    <style:style style:name="P7" style:family="paragraph" style:parent-style-name="Standard" style:list-style-name="L1">
      <style:paragraph-properties fo:text-align="start" style:justify-single-word="false"/>
      <style:text-properties fo:color="#eeeeee" loext:opacity="100%" style:font-name="Nunito Sans" fo:font-style="normal" fo:font-weight="normal" officeooo:rsid="001d1450" officeooo:paragraph-rsid="001d1450"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color="#eeeeee" loext:opacity="100%" style:font-name="Nunito Sans" fo:font-weight="normal" officeooo:rsid="001d399a" officeooo:paragraph-rsid="003c24f1"/>
    </style:style>
    <style:style style:name="T1" style:family="text">
      <style:text-properties officeooo:rsid="0016b12e"/>
    </style:style>
    <style:style style:name="T2" style:family="text">
      <style:text-properties fo:font-style="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officeooo:rsid="00355366"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normal" officeooo:rsid="003b28dc" style:font-style-asian="normal" style:font-weight-asian="normal" style:font-style-complex="normal" style:font-weight-complex="normal"/>
    </style:style>
    <style:style style:name="T7" style:family="text">
      <style:text-properties fo:font-style="normal" fo:font-weight="bold" officeooo:rsid="003b28dc" style:font-style-asian="normal" style:font-weight-asian="bold" style:font-style-complex="normal" style:font-weight-complex="bold"/>
    </style:style>
    <style:style style:name="T8" style:family="text">
      <style:text-properties fo:font-style="normal" officeooo:rsid="0031548e" style:font-style-asian="normal" style:font-weight-asian="normal" style:font-style-complex="normal" style:font-weight-complex="normal"/>
    </style:style>
    <style:style style:name="T9" style:family="text">
      <style:text-properties fo:font-style="normal" fo:font-weight="bold" officeooo:rsid="0031548e" style:font-style-asian="normal" style:font-weight-asian="bold" style:font-style-complex="normal" style:font-weight-complex="bold"/>
    </style:style>
    <style:style style:name="T10" style:family="text">
      <style:text-properties fo:font-style="normal" fo:font-weight="bold" officeooo:rsid="0024ef0e" style:font-style-asian="normal" style:font-weight-asian="normal" style:font-style-complex="normal" style:font-weight-complex="normal"/>
    </style:style>
    <style:style style:name="T11" style:family="text">
      <style:text-properties fo:font-style="normal" officeooo:rsid="003751d9" style:font-style-asian="normal" style:font-weight-asian="normal" style:font-style-complex="normal" style:font-weight-complex="normal"/>
    </style:style>
    <style:style style:name="T12" style:family="text">
      <style:text-properties fo:font-style="normal" officeooo:rsid="0024ef0e" style:font-style-asian="normal" style:font-weight-asian="normal" style:font-style-complex="normal" style:font-weight-complex="normal"/>
    </style:style>
    <style:style style:name="T13" style:family="text">
      <style:text-properties fo:font-style="normal" fo:font-weight="bold" officeooo:rsid="0024ef0e"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normal" officeooo:rsid="00219b5a" style:font-style-asian="normal" style:font-weight-asian="normal" style:font-style-complex="normal" style:font-weight-complex="normal"/>
    </style:style>
    <style:style style:name="T16" style:family="text">
      <style:text-properties fo:font-style="normal" officeooo:rsid="002b70d0" style:font-style-asian="normal" style:font-weight-asian="normal" style:font-style-complex="normal" style:font-weight-complex="normal"/>
    </style:style>
    <style:style style:name="T17" style:family="text">
      <style:text-properties fo:font-style="normal" officeooo:rsid="00325fba" style:font-style-asian="normal" style:font-weight-asian="normal" style:font-style-complex="normal" style:font-weight-complex="normal"/>
    </style:style>
    <style:style style:name="T18" style:family="text">
      <style:text-properties fo:font-style="normal" fo:font-weight="bold" officeooo:rsid="00325fba"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Graphics</text:p>
      <text:p text:style-name="P2">Exercises <text:span text:style-name="T1">5</text:span></text:p>
      <text:p text:style-name="P3"/>
      <text:list text:style-name="L1">
        <text:list-item>
          <text:p text:style-name="P4"><text:span text:style-name="T2">Having multiple separate render pipelines may often be the case, but it should be reduced to the minimum number possible. In our case, we have two separate pipelines for meshes with </text:span><text:span text:style-name="T3">vertex colors </text:span><text:span text:style-name="T2">and </text:span><text:span text:style-name="T3">texture colors</text:span><text:span text:style-name="T2">. The goal of these mini-tasks is to merge both render pipelines into a single one that can handle both types of meshes.</text:span></text:p>
          <text:list>
            <text:list-item>
              <text:p text:style-name="P4"><text:span text:style-name="T2">Create a material.hpp file containing a </text:span><text:span text:style-name="T3">Material</text:span><text:span text:style-name="T2"> struct that holds </text:span><text:span text:style-name="T4">the following</text:span><text:span text:style-name="T2">:</text:span></text:p>
              <text:list>
                <text:list-item>
                  <text:p text:style-name="P5"><text:span text:style-name="T5">specular</text:span>: a float that controls the total specular light</text:p>
                </text:list-item>
                <text:list-item>
                  <text:p text:style-name="P5"><text:span text:style-name="T5">specular_shininess</text:span>: another float that controls the surface shininess</text:p>
                </text:list-item>
                <text:list-item>
                  <text:p text:style-name="P4"><text:span text:style-name="T3">texture_contribution</text:span><text:span text:style-name="T2">: interpolates between </text:span><text:span text:style-name="T3">texture <text:s/></text:span><text:span text:style-name="T6">and </text:span><text:span text:style-name="T7">vertex </text:span><text:span text:style-name="T3">colors</text:span></text:p>
                </text:list-item>
              </text:list>
            </text:list-item>
            <text:list-item>
              <text:p text:style-name="P4"><text:span text:style-name="T2">Pass both the </text:span><text:span text:style-name="T3">uv coordinates</text:span><text:span text:style-name="T2"> and </text:span><text:span text:style-name="T3">vertex colors</text:span><text:span text:style-name="T2"> from the vertex to fragment shader. Use the </text:span><text:span text:style-name="T3">mix </text:span><text:span text:style-name="T2">function to mix the vertex and texture colors </text:span><text:span text:style-name="T8">(named them </text:span><text:span text:style-name="T9">color_vert </text:span><text:span text:style-name="T8">and </text:span><text:span text:style-name="T9">color_tex </text:span><text:span text:style-name="T8">in the example) </text:span><text:span text:style-name="T2">together, using the </text:span><text:span text:style-name="T3">texture_contribution</text:span><text:span text:style-name="T2"> as the interpolation value like so:</text:span></text:p>
              <text:p text:style-name="P4"><draw:frame draw:style-name="fr1" draw:name="Image1" text:anchor-type="char" svg:x="0.4118in" svg:y="0.1311in" svg:width="6.3638in" svg:height="0.2291in" draw:z-index="0"><draw:image xlink:href="Pictures/100000010000026300000016BCCA74E0.png" xlink:type="simple" xlink:show="embed" xlink:actuate="onLoad" draw:mime-type="image/png"/></draw:frame><text:span text:style-name="T2"/></text:p>
            </text:list-item>
            <text:list-item>
              <text:p text:style-name="P6"><text:span text:style-name="T2">Create a </text:span><text:span text:style-name="T3">Material</text:span><text:span text:style-name="T10"> </text:span><text:span text:style-name="T11">object </text:span><text:span text:style-name="T2">for each of the cubes, one of which should have texture_contribution of 0, the other of 1. Render this using only a </text:span><text:span text:style-name="T3">single pipeline</text:span><text:span text:style-name="T2">. </text:span><text:span text:style-name="T12">The Material struct will need a </text:span><text:span text:style-name="T13">bind()</text:span><text:span text:style-name="T12"> function.</text:span></text:p>
            </text:list-item>
          </text:list>
        </text:list-item>
        <text:list-item>
          <text:p text:style-name="P6"><text:span text:style-name="T2">Create a </text:span><text:span text:style-name="T3">model.hpp</text:span><text:span text:style-name="T2"> </text:span><text:span text:style-name="T8">file </text:span><text:span text:style-name="T2"><text:s/>containing the </text:span><text:span text:style-name="T3">Model </text:span><text:span text:style-name="T2">struct. This should be the main object for holding all the info for renderable objects, such as </text:span><text:span text:style-name="T3">Transform</text:span><text:span text:style-name="T2">, </text:span><text:span text:style-name="T3">Mesh</text:span><text:span text:style-name="T2">, </text:span><text:span text:style-name="T3">Texture</text:span><text:span text:style-name="T2">, </text:span><text:span text:style-name="T3">Material</text:span><text:span text:style-name="T2">. </text:span><text:span text:style-name="T8">A single model struct should therefore also have these as member variables, instead of all being inside our</text:span><text:span text:style-name="T9"> engine.hpp</text:span><text:span text:style-name="T8">.</text:span><text:span text:style-name="T9"> </text:span><text:span text:style-name="T2">Give it the standard functions that are present on similar structures:</text:span></text:p>
          <text:p text:style-name="P7"><text:span text:style-name="T5">void init() {}</text:span> <text:span text:style-name="T14">// initialize without texture</text:span></text:p>
          <text:p text:style-name="P7"><text:span text:style-name="T5">void init(const char* tex_path) {}</text:span> <text:span text:style-name="T14">// initalize with texture</text:span></text:p>
          <text:p text:style-name="P7"><text:span text:style-name="T5">void destroy() {}</text:span> <text:span text:style-name="T14">// destroy all the members</text:span></text:p>
          <text:p text:style-name="P7"><text:span text:style-name="T5">void draw() {}</text:span> <text:span text:style-name="T14">// bind all the members and then draw the mesh</text:span></text:p>
        </text:list-item>
        <text:list-item>
          <text:p text:style-name="P8"><text:span text:style-name="T2">Currently, we only have a </text:span><text:span text:style-name="T3">cube</text:span><text:span text:style-name="T2"> mesh with no other options within the </text:span><text:span text:style-name="T3">Mesh</text:span></text:p>
          <text:list>
            <text:list-item>
              <text:p text:style-name="P8"><text:span text:style-name="T2">Another frequently used primitive shape is a </text:span><text:span text:style-name="T3">sphere</text:span><text:span text:style-name="T2">. There are many ways to create one with different types of properties; see </text:span><text:a xlink:type="simple" xlink:href="https://www.songho.ca/opengl/gl_sphere.html" text:style-name="Internet_20_link" text:visited-style-name="Visited_20_Internet_20_Link"><text:span text:style-name="T2">https://www.songho.ca/opengl/gl_sphere.html</text:span></text:a><text:span text:style-name="T2"> for </text:span><text:span text:style-name="T15">some available</text:span><text:span text:style-name="T2"> options. Pick one and implement it for our mesh. </text:span><text:span text:style-name="T16">Don’t worry about uv-coordinates, as we do not have a texture for spheres.</text:span></text:p>
            </text:list-item>
            <text:list-item>
              <text:p text:style-name="P8"><text:span text:style-name="T2">Since we want to keep the cube, </text:span><text:span text:style-name="T15">create</text:span><text:span text:style-name="T2"> some sort of option that allows a choice between which mesh should be created; </text:span><text:span text:style-name="T17">e.g. separated </text:span><text:span text:style-name="T18">init_sphere() </text:span><text:span text:style-name="T17">and </text:span><text:span text:style-name="T18">init_cube()</text:span><text:span text:style-name="T17"> functions or an enum parameter like </text:span><text:span text:style-name="T18">init(eType mesh_type);</text:span><text:span text:style-name="T17">.</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1c1c1c" style:writing-mode="lr-tb" style:layout-grid-color="#c0c0c0" style:layout-grid-lines="20" style:layout-grid-base-height="0.278in" style:layout-grid-ruby-height="0.139in" style:layout-grid-mode="none" style:layout-grid-ruby-below="false" style:layout-grid-print="false" style:layout-grid-display="false" draw:fill="solid" draw:fill-color="#1c1c1c"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c1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30T16:32:50.859913221</meta:creation-date>
    <dc:date>2025-11-19T14:34:21.657325160</dc:date>
    <meta:editing-duration>PT4H3M45S</meta:editing-duration>
    <meta:editing-cycles>45</meta:editing-cycles>
    <meta:generator>LibreOffice/25.8.3.2$Linux_X86_64 LibreOffice_project/5ee70f9e60a556cf41458d71cbfa54885591385a</meta:generator>
    <meta:print-date>2025-11-19T14:32:44.004788075</meta:print-date>
    <meta:printed-by>PDF files</meta:printed-by>
    <meta:document-statistic meta:table-count="0" meta:image-count="1" meta:object-count="0" meta:page-count="1" meta:paragraph-count="17" meta:word-count="379" meta:character-count="2320" meta:non-whitespace-character-count="1967"/>
  </office:meta>
</office:document-meta>
</file>